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  <style:style style:name="gr2" style:family="graphic" style:parent-style-name="standard">
      <style:graphic-properties svg:stroke-width="0.1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dash" draw:stroke-dash="Fine_20_Dashed" svg:stroke-width="0.1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ffffff" fo:min-height="1.1cm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fo:min-height="0.6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fill="none" draw:fill-color="#ffffff" fo:min-height="0.65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color="#007fff" fo:font-size="32pt" fo:font-weight="bold" style:font-size-asian="20pt" style:font-size-complex="20pt"/>
    </style:style>
    <style:style style:name="T1" style:family="text">
      <style:text-properties fo:color="#007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27.7cm" svg:height="19cm" svg:x="1cm" svg:y="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2" draw:text-style-name="P1" draw:layer="layout" svg:x1="28.1cm" svg:y1="3.65cm" svg:x2="1.5cm" svg:y2="3.65cm">
          <text:p/>
        </draw:line>
        <draw:line draw:style-name="gr2" draw:text-style-name="P1" draw:layer="layout" svg:x1="10.9cm" svg:y1="2.321cm" svg:x2="2cm" svg:y2="19.2cm">
          <text:p/>
        </draw:line>
        <draw:line draw:style-name="gr3" draw:text-style-name="P1" draw:layer="layout" svg:x1="10.25cm" svg:y1="3.8cm" svg:x2="10.25cm" svg:y2="19.7cm">
          <text:p/>
        </draw:line>
        <draw:line draw:style-name="gr3" draw:text-style-name="P1" draw:layer="layout" svg:x1="3.25cm" svg:y1="3.8cm" svg:x2="3.25cm" svg:y2="19.7cm">
          <text:p/>
        </draw:line>
        <draw:line draw:style-name="gr3" draw:text-style-name="P1" draw:layer="layout" svg:x1="24.45cm" svg:y1="3.8cm" svg:x2="24.45cm" svg:y2="19.7cm">
          <text:p/>
        </draw:line>
        <draw:frame draw:style-name="gr4" draw:text-style-name="P2" draw:layer="layout" svg:width="1.35cm" svg:height="1.608cm" svg:x="26.6cm" svg:y="2.2cm">
          <draw:text-box>
            <text:p text:style-name="P2"><text:span text:style-name="T1">K</text:span></text:p>
          </draw:text-box>
        </draw:frame>
        <draw:frame draw:style-name="gr4" draw:text-style-name="P2" draw:layer="layout" svg:width="3.25cm" svg:height="1.608cm" svg:x="10.1cm" svg:y="19.1cm">
          <draw:text-box>
            <text:p text:style-name="P2"><text:span text:style-name="T1">T1</text:span></text:p>
          </draw:text-box>
        </draw:frame>
        <draw:frame draw:style-name="gr4" draw:text-style-name="P2" draw:layer="layout" svg:width="3.2cm" svg:height="1.608cm" svg:x="24.3cm" svg:y="19.05cm">
          <draw:text-box>
            <text:p text:style-name="P2"><text:span text:style-name="T1">Tk</text:span></text:p>
          </draw:text-box>
        </draw:frame>
        <draw:frame draw:style-name="gr4" draw:text-style-name="P2" draw:layer="layout" svg:width="3.35cm" svg:height="1.608cm" svg:x="3.1cm" svg:y="19.1cm">
          <draw:text-box>
            <text:p text:style-name="P2"><text:span text:style-name="T1">T0</text:span></text:p>
          </draw:text-box>
        </draw:frame>
        <draw:line draw:style-name="gr5" draw:text-style-name="P1" draw:layer="layout" svg:x1="2cm" svg:y1="19.2cm" svg:x2="28.1cm" svg:y2="19.2cm">
          <text:p/>
        </draw:line>
        <draw:frame draw:style-name="gr6" draw:layer="layout" svg:width="0.85cm" svg:height="1.063cm" svg:x="27.05cm" svg:y="19.1cm">
          <draw:text-box>
            <text:p>t</text:p>
          </draw:text-box>
        </draw:frame>
        <draw:line draw:style-name="gr5" draw:text-style-name="P1" draw:layer="layout" svg:x1="2cm" svg:y1="19.2cm" svg:x2="2cm" svg:y2="2.35cm">
          <text:p/>
        </draw:line>
        <draw:frame draw:style-name="gr7" draw:layer="layout" svg:width="0.75cm" svg:height="1.063cm" svg:x="1.55cm" svg:y="19.05cm">
          <draw:text-box>
            <text:p>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Florian Hisch</meta:initial-creator>
    <meta:creation-date>2014-02-03T00:34:41.43</meta:creation-date>
    <dc:date>2014-03-23T19:59:26.52</dc:date>
    <dc:creator>Florian Hisch</dc:creator>
    <meta:editing-duration>PT3H39M24S</meta:editing-duration>
    <meta:editing-cycles>13</meta:editing-cycles>
    <meta:generator>OpenOffice.org/3.3$Win32 OpenOffice.org_project/330m20$Build-9567</meta:generator>
    <meta:document-statistic meta:object-count="1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b-spline" chart:include-hidden-cells="false" chart:auto-position="true" chart:auto-size="true" chart:treat-empty-cells="leave-gap" chart:spline-order="3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2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false"/>
      <style:graphic-properties svg:stroke-width="0.08cm" svg:stroke-color="#0033ff" draw:fill-color="#0033ff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7.701cm" svg:height="19.001cm" xlink:href="." xlink:type="simple" chart:class="chart:line" chart:style-name="ch1">
        <chart:plot-area chart:style-name="ch2" chart:data-source-has-labels="both" svg:x="1.004cm" svg:y="1.655cm" svg:width="25.589cm" svg:height="16.546cm">
          <chartooo:coordinate-region svg:x="1.004cm" svg:y="1.655cm" svg:width="25.589cm" svg:height="16.546cm"/>
          <chart:axis chart:dimension="x" chart:name="primary-x" chart:style-name="ch3">
            <chart:categories table:cell-range-address="local-table.$A$2:.$A$22"/>
            <chart:grid chart:style-name="ch4" chart:class="major"/>
            <chart:grid chart:style-name="ch4" chart:class="minor"/>
          </chart:axis>
          <chart:axis chart:dimension="y" chart:name="primary-y" chart:style-name="ch3">
            <chart:grid chart:style-name="ch4" chart:class="major"/>
            <chart:grid chart:style-name="ch4" chart:class="minor"/>
          </chart:axis>
          <chart:series chart:style-name="ch5" chart:values-cell-range-address="local-table.$B$2:.$B$22" chart:label-cell-address="local-table.$B$1" chart:class="chart:line">
            <chart:data-point chart:repeated="2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r 3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22.65">
                <text:p>22.65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0.03</text:p>
              </table:table-cell>
              <table:table-cell office:value-type="float" office:value="89.6">
                <text:p>89.6</text:p>
              </table:table-cell>
            </table:table-row>
            <table:table-row>
              <table:table-cell office:value-type="string">
                <text:p>0.04</text:p>
              </table:table-cell>
              <table:table-cell office:value-type="float" office:value="109.55">
                <text:p>109.55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24.3">
                <text:p>124.3</text:p>
              </table:table-cell>
            </table:table-row>
            <table:table-row>
              <table:table-cell office:value-type="string">
                <text:p>0.06</text:p>
              </table:table-cell>
              <table:table-cell office:value-type="float" office:value="135.3">
                <text:p>135.3</text:p>
              </table:table-cell>
            </table:table-row>
            <table:table-row>
              <table:table-cell office:value-type="string">
                <text:p>0.07</text:p>
              </table:table-cell>
              <table:table-cell office:value-type="float" office:value="143.25">
                <text:p>143.25</text:p>
              </table:table-cell>
            </table:table-row>
            <table:table-row>
              <table:table-cell office:value-type="string">
                <text:p>0.08</text:p>
              </table:table-cell>
              <table:table-cell office:value-type="float" office:value="149.45">
                <text:p>149.45</text:p>
              </table:table-cell>
            </table:table-row>
            <table:table-row>
              <table:table-cell office:value-type="string">
                <text:p>0.09</text:p>
              </table:table-cell>
              <table:table-cell office:value-type="float" office:value="154.1">
                <text:p>154.1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57.5">
                <text:p>157.5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160.45">
                <text:p>160.45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162.3">
                <text:p>162.3</text:p>
              </table:table-cell>
            </table:table-row>
            <table:table-row>
              <table:table-cell office:value-type="string">
                <text:p>0.13</text:p>
              </table:table-cell>
              <table:table-cell office:value-type="float" office:value="164.05">
                <text:p>164.05</text:p>
              </table:table-cell>
            </table:table-row>
            <table:table-row>
              <table:table-cell office:value-type="string">
                <text:p>0.14</text:p>
              </table:table-cell>
              <table:table-cell office:value-type="float" office:value="165.4">
                <text:p>165.4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166.4">
                <text:p>166.4</text:p>
              </table:table-cell>
            </table:table-row>
            <table:table-row>
              <table:table-cell office:value-type="string">
                <text:p>0.1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0.17</text:p>
              </table:table-cell>
              <table:table-cell office:value-type="float" office:value="167.8">
                <text:p>167.8</text:p>
              </table:table-cell>
            </table:table-row>
            <table:table-row>
              <table:table-cell office:value-type="string">
                <text:p>0.18</text:p>
              </table:table-cell>
              <table:table-cell office:value-type="float" office:value="168.5">
                <text:p>168.5</text:p>
              </table:table-cell>
            </table:table-row>
            <table:table-row>
              <table:table-cell office:value-type="string">
                <text:p>0.19</text:p>
              </table:table-cell>
              <table:table-cell office:value-type="float" office:value="168.65">
                <text:p>168.65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69.05">
                <text:p>169.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